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4.249cm" style:rel-column-width="2409*"/>
    </style:style>
    <style:style style:name="Table1.B" style:family="table-column">
      <style:table-column-properties style:column-width="4.251cm" style:rel-column-width="2410*"/>
    </style:style>
    <style:style style:name="Table1.D" style:family="table-column">
      <style:table-column-properties style:column-width="4.263cm" style:rel-column-width="241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2.963cm" style:rel-column-width="1680*"/>
    </style:style>
    <style:style style:name="Table2.B" style:family="table-column">
      <style:table-column-properties style:column-width="1.72cm" style:rel-column-width="975*"/>
    </style:style>
    <style:style style:name="Table2.C" style:family="table-column">
      <style:table-column-properties style:column-width="12.33cm" style:rel-column-width="6990*"/>
    </style:style>
    <style:style style:name="Table2.1" style:family="table-row">
      <style:table-row-properties style:min-row-height="0.74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 style:list-style-name="L1">
      <style:text-properties fo:language="en" fo:country="US"/>
    </style:style>
    <style:style style:name="P8" style:family="paragraph" style:parent-style-name="Text_20_body">
      <style:text-properties fo:language="en" fo:country="US"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0" style:family="paragraph" style:parent-style-name="Text_20_body" style:list-style-name="L3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13" style:family="paragraph" style:parent-style-name="Text_20_body" style:list-style-name="L3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language="en" fo:country="US"/>
    </style:style>
    <style:style style:name="P15" style:family="paragraph" style:parent-style-name="Text_20_body" style:list-style-name="L1"/>
    <style:style style:name="P16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 style:list-style-name="L3">
      <style:paragraph-properties fo:text-align="start" style:justify-single-word="false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Text_20_body" style:list-style-name="L2">
      <style:paragraph-properties fo:margin-left="0cm" fo:margin-right="0cm" fo:text-indent="-0.635cm" style:auto-text-indent="false"/>
      <style:text-properties fo:language="en" fo:country="US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style:font-size-asian="10pt" style:font-size-complex="10pt"/>
    </style:style>
    <style:style style:name="P33" style:family="paragraph" style:parent-style-name="Text_20_body">
      <style:paragraph-properties fo:margin-left="1.251cm" fo:margin-right="0cm" fo:text-align="start" style:justify-single-word="false" fo:text-indent="0cm" style:auto-text-indent="false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fo:language="en" fo:country="US"/>
    </style:style>
    <style:style style:name="P35" style:family="paragraph" style:parent-style-name="Text_20_body">
      <style:paragraph-properties fo:margin-left="-1.251cm" fo:margin-right="0cm" fo:text-align="start" style:justify-single-word="false" fo:text-indent="0cm" style:auto-text-indent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Code">
      <style:paragraph-properties fo:margin-left="1.251cm" fo:margin-right="0cm" fo:text-indent="0cm" style:auto-text-indent="false"/>
    </style:style>
    <style:style style:name="P37" style:family="paragraph" style:parent-style-name="Code">
      <style:paragraph-properties fo:margin-left="2.501cm" fo:margin-right="0cm" fo:text-indent="0cm" style:auto-text-indent="false"/>
    </style:style>
    <style:style style:name="P38" style:family="paragraph" style:parent-style-name="Code">
      <style:paragraph-properties fo:margin-left="3.752cm" fo:margin-right="0cm" fo:text-indent="0cm" style:auto-text-indent="false"/>
    </style:style>
    <style:style style:name="P39" style:family="paragraph" style:parent-style-name="Heading_20_2">
      <style:text-properties fo:language="en" fo:country="US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Table_20_Contents">
      <style:paragraph-properties fo:text-align="center" style:justify-single-word="false"/>
      <style:text-properties fo:language="en" fo:country="US"/>
    </style:style>
    <style:style style:name="P42" style:family="paragraph" style:parent-style-name="Table_20_Contents">
      <style:paragraph-properties fo:text-align="end" style:justify-single-word="false"/>
      <style:text-properties fo:language="en" fo:country="US"/>
    </style:style>
    <style:style style:name="P43" style:family="paragraph" style:parent-style-name="Table_20_Contents">
      <style:text-properties fo:font-size="12pt" fo:language="en" fo:country="US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language="en" fo:country="US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agami SS PS2 Translation Project Document by FreeSmiler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Introduction<text:tab/>2</text:p>
          <text:p text:style-name="P40">What do you need to start<text:tab/>2</text:p>
          <text:p text:style-name="P48">Software<text:tab/>2</text:p>
          <text:p text:style-name="P48">Hardware<text:tab/>2</text:p>
          <text:p text:style-name="P40">Reverse engineering section <text:tab/>2</text:p>
          <text:p text:style-name="P48">Disk file system<text:tab/>2</text:p>
          <text:p text:style-name="P48">File formats<text:tab/>3</text:p>
          <text:p text:style-name="P49">PAC file format<text:tab/>3</text:p>
          <text:p text:style-name="P49">ARC file format<text:tab/>4</text:p>
          <text:p text:style-name="P49">SCF file format<text:tab/>5</text:p>
          <text:p text:style-name="P49">TIM2 file format<text:tab/>6</text:p>
          <text:p text:style-name="P40">Development section<text:tab/>7</text:p>
          <text:p text:style-name="P48">File formats<text:tab/>7</text:p>
          <text:p text:style-name="P49">ARC XML representation<text:tab/>7</text:p>
          <text:p text:style-name="P49">SCF XML representation<text:tab/>8</text:p>
          <text:p text:style-name="P40">Translation section<text:tab/>8</text:p>
        </text:index-body>
      </text:table-of-content>
      <text:p text:style-name="P3"/>
      <text:p text:style-name="P3"/>
      <text:p text:style-name="P3"/>
      <text:p text:style-name="P3"/>
      <text:p text:style-name="P4">Revision 0.1 (pre-alpha)</text:p>
      <text:p text:style-name="P4"/>
      <text:p text:style-name="P4">2011/10/05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Introduction</text:h>
      <text:p text:style-name="P6">This project aims to get an English translation for a PS2 game Amagami SS. This document describes the requirements to run this game, the reversed game file formats and their processing algorithms.</text:p>
      <text:h text:style-name="Heading_20_1" text:outline-level="1">What do you need <text:span text:style-name="T1">to start</text:span></text:h>
      <text:h text:style-name="Heading_20_2" text:outline-level="2">Software</text:h>
      <text:list xml:id="list43601442" text:style-name="L1">
        <text:list-item>
          <text:p text:style-name="P15"><text:span text:style-name="T1">PCSX2 – PS2 emulator for PC. I recommend version </text:span>PCSX2 0.9.8 <text:span text:style-name="T1">from the official site http://pcsx2.net/</text:span></text:p>
        </text:list-item>
        <text:list-item>
          <text:p text:style-name="P7">Amagami SS PS2 disk image. I've downloaded somewhere a bunch of .rar files named:</text:p>
          <text:p text:style-name="P15"><text:span text:style-name="T1">LPS-25918.part&lt;XX&gt;.rar that contain a packed LPS-25918.ISO disk image.</text:span></text:p>
          <text:p text:style-name="P7"><text:a xlink:type="simple" xlink:href="http://snesorama.us/board/archive/index.php/t-56297.html">http://snesorama.us/board/archive/index.php/t-56297.html</text:a> (password: by HUACHEN)</text:p>
        </text:list-item>
        <text:list-item>
          <text:p text:style-name="P7">UltraISO for disk image modification, (optional) 7-Zip or WinRAR to extract files from ISO</text:p>
        </text:list-item>
        <text:list-item>
          <text:p text:style-name="P7">HEX editor for byte-level research</text:p>
        </text:list-item>
        <text:list-item>
          <text:p text:style-name="P7">Tools from the site</text:p>
        </text:list-item>
        <text:list-item>
          <text:p text:style-name="P15"><text:span text:style-name="T1">(optional) Any C++ IDE <text:s/>+ QT SDK + source files from the site</text:span></text:p>
        </text:list-item>
        <text:list-item>
          <text:p text:style-name="P15"><text:span text:style-name="T1">Game Graphic Studio (freeware) for image editing</text:span></text:p>
        </text:list-item>
      </text:list>
      <text:h text:style-name="Heading_20_2" text:outline-level="2">Hardware</text:h>
      <text:list xml:id="list43660709" text:style-name="L2">
        <text:list-item>
          <text:list>
            <text:list-header>
              <text:p text:style-name="P29">Something like Core Duo 1.8 GHz CPU with 2Gb of RAM is a minimum. Emulator's performance is highly dependent on this.</text:p>
            </text:list-header>
          </text:list>
        </text:list-item>
      </text:list>
      <text:h text:style-name="Heading_20_1" text:outline-level="1">Reverse engineering section </text:h>
      <text:h text:style-name="Heading_20_2" text:outline-level="2">Disk <text:span text:style-name="T1">file system</text:span></text:h>
      <text:p text:style-name="Text_20_body"><text:span text:style-name="T1">You may use any archiver like WinRAR or 7-Zip to extract files from the ISO image. But you'll need special software (UltraISO) to replace the files with modified versions and get a working game.</text:span></text:p>
      <text:p text:style-name="P32">GRAPH/</text:p>
      <text:p text:style-name="P32"><text:s text:c="8"/>GRAPH0.PAC // <text:span text:style-name="T1">Packed GRAPH0.ARC </text:span></text:p>
      <text:p text:style-name="P32"><text:s text:c="8"/>GRAPH0.ARC // <text:span text:style-name="T1">Contains the menu elements and captions</text:span></text:p>
      <text:p text:style-name="P32"><text:s text:c="8"/>GRAPH1.ARC </text:p>
      <text:p text:style-name="P32"><text:s text:c="8"/>GRAPH2.ARC</text:p>
      <text:p text:style-name="P32">MODULES/</text:p>
      <text:p text:style-name="P32">SOUND/</text:p>
      <text:p text:style-name="P32">SYSTEM.CNF</text:p>
      <text:p text:style-name="P32">AMAGAMI.IMG</text:p>
      <text:p text:style-name="P32">SLPS_259.18 <text:s/>// <text:span text:style-name="T1">Executable binary</text:span></text:p>
      <text:p text:style-name="P32">SCENARIO.ARC // <text:span text:style-name="T1">Contains scenario scripts</text:span></text:p>
      <text:p text:style-name="Text_20_body"/>
      <text:h text:style-name="Heading_20_2" text:outline-level="2"><text:soft-page-break/>File formats</text:h>
      <text:h text:style-name="Heading_20_3" text:outline-level="3">PAC file format</text:h>
      <text:p text:style-name="Text_20_body">PAC file is a <text:span text:style-name="T1">compressed</text:span> ARC file. Size reduction is achieved by substituting duplicate byte sequences with backreferences.</text:p>
      <text:p text:style-name="P6">File structure:</text:p>
      <text:p text:style-name="P9">[header] [block #0] [block #1] … [block #(N-1)]</text:p>
      <text:p text:style-name="P11">Header</text:p>
      <text:p text:style-name="P11"><text:span text:style-name="T5"><text:tab/>Header is simple 4 byte value. It contains a 32-bit unpacked data length.</text:span></text:p>
      <text:p text:style-name="P11">Block</text:p>
      <text:p text:style-name="P11"><text:span text:style-name="T5"><text:tab/>Block have variable length. It's structure:</text:span></text:p>
      <text:list xml:id="list20274883" text:style-name="L3">
        <text:list-header>
          <text:p text:style-name="P10">[block header] [value 0 / reference 0] [value 1 / reference 1] ... [value 7 / reference 7]</text:p>
          <text:p text:style-name="P13">A block can hold 8 entries of 2 types - reference or value. Reference is s 2-byte record, value is a 1-byte record.</text:p>
          <text:p text:style-name="P20"><text:span text:style-name="T2">Block header is 1-byte bitmask describing the entries. Entry 0 is described by bit 0, and so on. Bit value '1' means a value, value '0' means a reference. Value is decoded as the byte itself. Reference is more complicated:</text:span></text:p>
        </text:list-header>
      </text:list>
      <text:p text:style-name="P33"><text:span text:style-name="T2">0..7 bits = offset from the start of the section</text:span></text:p>
      <text:p text:style-name="P33"><text:span text:style-name="T2">8..12 bits = size of referenced chunk ( 0 means 3 bytes, 1 means 4 bytes, etc. </text:span></text:p>
      <text:p text:style-name="P33"><text:span text:style-name="T2">Max is (2^5 - 1) + 3 = 34 bytes)</text:span></text:p>
      <text:p text:style-name="P33"><text:span text:style-name="T2">13...15 bits = section ID ( 8 sections available)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42">Bits</text:p>
          </table:table-cell>
          <table:table-cell table:style-name="Table1.A1" office:value-type="string">
            <text:p text:style-name="P41">15...13</text:p>
          </table:table-cell>
          <table:table-cell table:style-name="Table1.A1" office:value-type="string">
            <text:p text:style-name="P41">12...8</text:p>
          </table:table-cell>
          <table:table-cell table:style-name="Table1.D1" office:value-type="string">
            <text:p text:style-name="P41">7...0</text:p>
          </table:table-cell>
        </table:table-row>
        <table:table-row>
          <table:table-cell table:style-name="Table1.A2" office:value-type="string">
            <text:p text:style-name="P42">Meaning</text:p>
          </table:table-cell>
          <table:table-cell table:style-name="Table1.A2" office:value-type="string">
            <text:p text:style-name="P41">Offset</text:p>
          </table:table-cell>
          <table:table-cell table:style-name="Table1.A2" office:value-type="string">
            <text:p text:style-name="P41">Size</text:p>
          </table:table-cell>
          <table:table-cell table:style-name="Table1.D2" office:value-type="string">
            <text:p text:style-name="P41">Section ID</text:p>
          </table:table-cell>
        </table:table-row>
      </table:table>
      <text:list xml:id="list21177334" text:continue-numbering="true" text:style-name="L3">
        <text:list-header>
          <text:p text:style-name="P20"><text:span text:style-name="T2"/></text:p>
        </text:list-header>
      </text:list>
      <text:p text:style-name="P16"><text:span text:style-name="T1">How to decode</text:span></text:p>
      <text:p text:style-name="P18"><text:span text:style-name="T1">Decoding is done with a cyclic <text:s/>256 * 8 bytes buffer. Each section is 256 bytes long, there are 8 sections (see reference format above). Entry point is 0x7DE.</text:span></text:p>
      <text:p text:style-name="P18"><text:span text:style-name="T1">Pseudocode of the algorithm:</text:span></text:p>
      <text:p text:style-name="P36"><text:span text:style-name="T2">Allocate BUFFER (256 * 8) bytes length</text:span></text:p>
      <text:p text:style-name="P36"><text:span text:style-name="T2">Zero-fill BUFFER</text:span></text:p>
      <text:p text:style-name="P36"><text:span text:style-name="T2">BUF_START = 0x7DE</text:span></text:p>
      <text:p text:style-name="P36"><text:span text:style-name="T2">Read 4 bytes = unpacked data length</text:span></text:p>
      <text:p text:style-name="P36"><text:span text:style-name="T2">label: Read block header (BH)</text:span></text:p>
      <text:p text:style-name="P36"><text:span text:style-name="T2">For i = 0 to 7 step 1</text:span></text:p>
      <text:p text:style-name="P37"><text:span text:style-name="T2">If </text:span><text:span text:style-name="T3">BH[i] = 1 Then</text:span></text:p>
      <text:p text:style-name="P38"><text:span text:style-name="T3">REF = Read 2 bytes</text:span></text:p>
      <text:p text:style-name="P38"><text:span text:style-name="T3">SID = REF[7:0]</text:span></text:p>
      <text:p text:style-name="P38"><text:span text:style-name="T3">SIZE = REF[12:8]</text:span></text:p>
      <text:p text:style-name="P38"><text:span text:style-name="T3">OFFSET = REF[15:13]</text:span></text:p>
      <text:p text:style-name="P38"><text:span text:style-name="T3">DATA = load from BUFFER[SID * 256 + OFFSET] length SIZE cyclic</text:span></text:p>
      <text:p text:style-name="P38"><text:soft-page-break/><text:span text:style-name="T3">Put DATA to BUFFER from BUF_START length SIZE</text:span></text:p>
      <text:p text:style-name="P38"><text:span text:style-name="T3">Put DATA to OUTPUT_FILE</text:span></text:p>
      <text:p text:style-name="P38"><text:span text:style-name="T3">BUF_START = (BUF_START + SIZE) MOD (256 * 8)</text:span></text:p>
      <text:p text:style-name="P37"><text:span text:style-name="T3">Else</text:span></text:p>
      <text:p text:style-name="P38"><text:span text:style-name="T3">VALUE = Read 1 byte</text:span></text:p>
      <text:p text:style-name="P38"><text:span text:style-name="T3">DATA = VALUE</text:span></text:p>
      <text:p text:style-name="P38"><text:span text:style-name="T3">Put DATA to BUFFER from BUF_START length 1 cyclic</text:span></text:p>
      <text:p text:style-name="P38"><text:span text:style-name="T3">Put DATA to OUTPUT_FILE</text:span></text:p>
      <text:p text:style-name="P38"><text:span text:style-name="T3">BUF_START = (BUF_START + 1) MOD (256 * 8)</text:span></text:p>
      <text:p text:style-name="P37"><text:span text:style-name="T3">End If</text:span></text:p>
      <text:p text:style-name="P36"><text:span text:style-name="T3">End For</text:span></text:p>
      <text:p text:style-name="P36"><text:span text:style-name="T3">If not EOF(OUTPUT_FILE) Then</text:span></text:p>
      <text:p text:style-name="P37"><text:span text:style-name="T3">GOTO label</text:span></text:p>
      <text:p text:style-name="P36"><text:span text:style-name="T3">End If</text:span></text:p>
      <text:h text:style-name="Heading_20_3" text:outline-level="3"><text:span text:style-name="T1">ARC file format</text:span></text:h>
      <text:p text:style-name="Text_20_body"><text:span text:style-name="T1">ARC file is an uncompressed archive containing multiple files.</text:span></text:p>
      <text:p text:style-name="Text_20_body"><text:span text:style-name="T1">Format:</text:span></text:p>
      <text:p text:style-name="P17"><text:span text:style-name="T1">[N entries] [files data offset] [unknown] [info #0] … [info #(N-1)] [data #0] … [data #(N-1)]</text:span></text:p>
      <text:p text:style-name="P16"><text:span text:style-name="T1">N entries</text:span></text:p>
      <text:p text:style-name="P18"><text:span text:style-name="T1"><text:tab/>4-byte (32-bit) value containing amount of files in the archive.</text:span></text:p>
      <text:p text:style-name="P11">Files data offset</text:p>
      <text:p text:style-name="P12"><text:tab/> 4-byte (32-bit) value containing offset to the first <text:span text:style-name="T6">[data #0] </text:span>byte.</text:p>
      <text:p text:style-name="P11">Unknown</text:p>
      <text:p text:style-name="P11"><text:tab/><text:span text:style-name="T5">This block of data is not identified. Size = (N * 4) bytes.</text:span></text:p>
      <text:p text:style-name="P11">Info</text:p>
      <text:p text:style-name="P11"><text:tab/><text:span text:style-name="T5">There are N info entries, each entry describes 1 file in the archive:</text:span></text:p>
      <text:p text:style-name="P17"><text:span text:style-name="T1">[unknown 0] [unknown 1] [offset] [size]</text:span></text:p>
      <text:p text:style-name="P18"><text:span text:style-name="T1"><text:tab/>All fields are 4 byte long. Offset is counted from the beginning of the archive.</text:span></text:p>
      <text:p text:style-name="P16"><text:span text:style-name="T1">Data</text:span></text:p>
      <text:p text:style-name="P18"><text:span text:style-name="T1"><text:tab/>File data. </text:span></text:p>
      <text:p text:style-name="P11">How to decode</text:p>
      <text:p text:style-name="P36">N_ENTRIES = <text:span text:style-name="T1">Read 4 bytes</text:span></text:p>
      <text:p text:style-name="P36"><text:span text:style-name="T1">DATA_OFFSET = Read 4 bytes</text:span></text:p>
      <text:p text:style-name="P36"><text:span text:style-name="T1">Skip (N_ENTRIES * 4) bytes</text:span></text:p>
      <text:p text:style-name="P36"><text:span text:style-name="T1">For i = 0 to N_ENTRIES step 1</text:span></text:p>
      <text:p text:style-name="P37"><text:span text:style-name="T1">(UNKN_0, UNKN_1, OFFSET, SIZE) = Read 4*4 bytes</text:span></text:p>
      <text:p text:style-name="P37"><text:span text:style-name="T1">FILE #i = Read SIZE bytes from OFFSET</text:span></text:p>
      <text:p text:style-name="P36"><text:span text:style-name="T1">End For</text:span></text:p>
      <text:p text:style-name="Code"><text:span text:style-name="T1"/></text:p>
      <text:h text:style-name="Heading_20_3" text:outline-level="3"><text:soft-page-break/><text:span text:style-name="T1">SCF file format</text:span></text:h>
      <text:p text:style-name="Text_20_body"><text:span text:style-name="T1">SCF file is a scenario script file.</text:span></text:p>
      <text:p text:style-name="Text_20_body"><text:span text:style-name="T1">Format:</text:span></text:p>
      <text:p text:style-name="P21"><text:span text:style-name="T4">[SCF header] [labels header] [labels] [variables] [blocks header] [blocks] [code header] [code]</text:span></text:p>
      <text:p text:style-name="P19"><text:span text:style-name="T4">SCF header</text:span></text:p>
      <text:p text:style-name="P19"><text:span text:style-name="T4"><text:tab/></text:span><text:span text:style-name="T2">Header is sequence of 3 bytes: 0x53, 0x43, 0x46 (ASCII 'S', 'C', 'F').</text:span></text:p>
      <text:p text:style-name="P16"><text:span text:style-name="T1">Labels header</text:span></text:p>
      <text:p text:style-name="P16"><text:span text:style-name="T1"><text:tab/></text:span><text:span text:style-name="T2">Is a sequence of 3 bytes: 0x1A, 0x00, 0x04. I'm not about their meaning, but this sequence is <text:tab/>constant for all contents of SCENARIO.ARC.</text:span></text:p>
      <text:p text:style-name="P16"><text:span text:style-name="T1">Labels</text:span></text:p>
      <text:p text:style-name="P16"><text:span text:style-name="T1"><text:tab/></text:span><text:span text:style-name="T2">Is a sequence of strings. Each string is preceded by 16-bit (2 byte) length record:</text:span></text:p>
      <text:p text:style-name="P17"><text:span text:style-name="T1">[length = 2 bytes] [ASCII string data = *length* bytes]</text:span></text:p>
      <text:p text:style-name="P18"><text:span text:style-name="T1"><text:tab/>The amount of labels seems to be stable, there are always 2 of them.</text:span></text:p>
      <text:p text:style-name="P16"><text:span text:style-name="T1">Variables</text:span></text:p>
      <text:p text:style-name="P16"><text:span text:style-name="T1"><text:tab/></text:span><text:span text:style-name="T2">Format:</text:span></text:p>
      <text:p text:style-name="P17"><text:span text:style-name="T1">[N variables = 2 bytes] [variable entry #0] … [variable entry #(N-1)]</text:span></text:p>
      <text:p text:style-name="P16"><text:span text:style-name="T1"><text:tab/></text:span><text:span text:style-name="T2">And each entry is:</text:span></text:p>
      <text:p text:style-name="P17"><text:span text:style-name="T1">[variable ID = 1 byte][variable name length = 2 bytes] [variable name = *length* bytes]</text:span></text:p>
      <text:p text:style-name="P18"><text:span text:style-name="T1"><text:tab/>All this stuff seems to be pretty clear and needs no more explanation.</text:span></text:p>
      <text:p text:style-name="P16"><text:span text:style-name="T1">Blocks header</text:span></text:p>
      <text:p text:style-name="P16"><text:span text:style-name="T1"><text:tab/></text:span><text:span text:style-name="T2">Is a sequence of 2 bytes: 0x00, 0x00.</text:span></text:p>
      <text:p text:style-name="P16"><text:span text:style-name="T1">Blocks</text:span></text:p>
      <text:p text:style-name="P18"><text:span text:style-name="T1"><text:tab/>Format:</text:span></text:p>
      <text:p text:style-name="P17"><text:span text:style-name="T1"><text:tab/>[N blocks = 2 bytes] [block entry #0] … [block entry #(N-1)]</text:span></text:p>
      <text:p text:style-name="P16"><text:span text:style-name="T2"><text:tab/>And each entry is:</text:span></text:p>
      <text:p text:style-name="P23"><text:span text:style-name="T1">[length = 2 bytes] [name = *len* bytes] [is main = 2 bytes] [size = 2 bytes] [data = *size* bytes]</text:span></text:p>
      <text:p text:style-name="P24"><text:span text:style-name="T1"><text:tab/>First 2 parts define block name, then is_main attribute (I guess so) follows, and next is block <text:tab/>data itself. I've got no idea how can this data be interpreted.</text:span></text:p>
      <text:p text:style-name="P16"><text:span text:style-name="T1">Code header</text:span></text:p>
      <text:p text:style-name="P22"><text:span text:style-name="T1"><text:tab/></text:span><text:span text:style-name="T2">Is a sequence of 2 bytes: 0x00, 0x00.</text:span></text:p>
      <text:p text:style-name="P22"><text:span text:style-name="T1">Code</text:span></text:p>
      <text:p text:style-name="P22"><text:span text:style-name="T2"><text:tab/>The most complicated part of the format. Essentially the code is a mix of commands and text <text:tab/>lines. Format:</text:span></text:p>
      <text:p text:style-name="P23"><text:span text:style-name="T1">[N entries = 2 bytes] [entry #0] … [entry #(N-1)]</text:span></text:p>
      <text:p text:style-name="P24"><text:span text:style-name="T1"><text:tab/>Each entry is:</text:span></text:p>
      <text:p text:style-name="P23"><text:span text:style-name="T1">[entry type = 1 byte] [entry data]</text:span></text:p>
      <text:p text:style-name="P24"><text:span text:style-name="T1"><text:tab/>There are 4 distinct entry types at least, they are described below.</text:span></text:p>
      <text:p text:style-name="P25"><text:soft-page-break/><text:span text:style-name="T1">Entry type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5">Entry type byte</text:p>
          </table:table-cell>
          <table:table-cell table:style-name="Table2.A1" office:value-type="string">
            <text:p text:style-name="P45">Data size</text:p>
          </table:table-cell>
          <table:table-cell table:style-name="Table2.C1" office:value-type="string">
            <text:p text:style-name="P45">Description</text:p>
          </table:table-cell>
        </table:table-row>
        <table:table-row>
          <table:table-cell table:style-name="Table2.A2" office:value-type="string">
            <text:p text:style-name="P44">0x03</text:p>
          </table:table-cell>
          <table:table-cell table:style-name="Table2.A2" office:value-type="string">
            <text:p text:style-name="P44">4 bytes</text:p>
          </table:table-cell>
          <table:table-cell table:style-name="Table2.C2" office:value-type="string">
            <text:p text:style-name="P43">Function call parameter(s). Represented as a 32-bit (4 byte) value.</text:p>
            <text:p text:style-name="P43"/>
            <text:p text:style-name="P43">Format:</text:p>
            <text:p text:style-name="P45">[value = 4 bytes]</text:p>
          </table:table-cell>
        </table:table-row>
        <table:table-row>
          <table:table-cell table:style-name="Table2.A2" office:value-type="string">
            <text:p text:style-name="P44">0x05</text:p>
          </table:table-cell>
          <table:table-cell table:style-name="Table2.A2" office:value-type="string">
            <text:p text:style-name="P44">Var.</text:p>
          </table:table-cell>
          <table:table-cell table:style-name="Table2.C2" office:value-type="string">
            <text:p text:style-name="Table_20_Contents"><text:span text:style-name="T7">Encodes a string of text for display output (exactly what we need to have translated) with control sequences inside. Also can include a label name. Originally text is represented in Shift-JIS encoding with ASCII codes for some specific purpose (not decoded yet). That means we need to use Shift-JIS redundancy (codes 0x</text:span>82 <text:span text:style-name="T1">0x60 … 0x</text:span><text:span text:style-name="T7">82 0x9a ) for text translation and preserve embedded ASCII control symbols.</text:span></text:p>
            <text:p text:style-name="Table_20_Contents"><text:span text:style-name="T7"/></text:p>
            <text:p text:style-name="Table_20_Contents"><text:span text:style-name="T7">Format:</text:span></text:p>
            <text:p text:style-name="P47"><text:span text:style-name="T7">[length = 2 bytes] [string data = *length* bytes]</text:span></text:p>
          </table:table-cell>
        </table:table-row>
        <table:table-row>
          <table:table-cell table:style-name="Table2.A2" office:value-type="string">
            <text:p text:style-name="P44">0x06, 0x07</text:p>
          </table:table-cell>
          <table:table-cell table:style-name="Table2.A2" office:value-type="string">
            <text:p text:style-name="P44">Var.</text:p>
          </table:table-cell>
          <table:table-cell table:style-name="Table2.C2" office:value-type="string">
            <text:p text:style-name="P43">Encodes a function name. Function name is ASCII string.</text:p>
            <text:p text:style-name="P43"/>
            <text:p text:style-name="P43">Format:</text:p>
            <text:p text:style-name="P45">[length = 2 bytes] [string data = *length* bytes]</text:p>
          </table:table-cell>
        </table:table-row>
        <table:table-row>
          <table:table-cell table:style-name="Table2.A2" office:value-type="string">
            <text:p text:style-name="P44">0x08</text:p>
          </table:table-cell>
          <table:table-cell table:style-name="Table2.A2" office:value-type="string">
            <text:p text:style-name="P44">Var.</text:p>
          </table:table-cell>
          <table:table-cell table:style-name="Table2.C2" office:value-type="string">
            <text:p text:style-name="P43">Encodes a list of blocks.</text:p>
            <text:p text:style-name="P43"/>
            <text:p text:style-name="P43">Format:</text:p>
            <text:p text:style-name="P45">[N blocks] [block entry #0] … [block entry #(N-1)]</text:p>
            <text:p text:style-name="P45"/>
            <text:p text:style-name="P46">Each entry is:</text:p>
            <text:p text:style-name="P45">[type = 1 byte] [name length = 2 bytes] [name = *length* bytes]</text:p>
            <text:p text:style-name="P45"/>
            <text:p text:style-name="P46">Type seems to be always 0x07.</text:p>
          </table:table-cell>
        </table:table-row>
      </table:table>
      <text:p text:style-name="P26"><text:span text:style-name="T1"/></text:p>
      <text:p text:style-name="P27">How to decode</text:p>
      <text:p text:style-name="P28">// TODO: just follow the structure...</text:p>
      <text:h text:style-name="Heading_20_3" text:outline-level="3">TIM2 file format</text:h>
      <text:p text:style-name="P6">TIM2 file is an image file. Basically, it contains some geometry data, uncompressed bitmap of indexes and a palette of colors. </text:p>
      <text:p text:style-name="P6">Structure:</text:p>
      <text:p text:style-name="P9">[TIM2 header] [Metadata] [Bitmap] [Palette]</text:p>
      <text:p text:style-name="P6"/>
      <text:p text:style-name="P8">TIM2 header</text:p>
      <text:p text:style-name="P6"><text:tab/>A sequence of 4 bytes: 0x54, 0x49, 0x4D, 0x32 (ASCII 'T', 'I', 'M', '2').</text:p>
      <text:p text:style-name="P8">Metadata</text:p>
      <text:p text:style-name="P8"><text:tab/><text:span text:style-name="T5">Partially undecoded, total size is 60 bytes:</text:span></text:p>
      <text:p text:style-name="P9">[unkn_0 = 12 bytes] [file size = 4 bytes] [palette size = 2 bytes] [unkn_1 = 2 bytes] →</text:p>
      <text:p text:style-name="P9"><text:soft-page-break/><text:s/>[palette offset = 4 bytes] [unkn_2 = 8 bytes] [width = 2 bytes] [height = 2 bytes] →</text:p>
      <text:p text:style-name="P14"><text:span text:style-name="T6">→ [unkn_3 = 24 bytes]</text:span></text:p>
      <text:p text:style-name="P34">File size – size of file in bytes</text:p>
      <text:p text:style-name="P34">Palette size – size of the palette in bytes</text:p>
      <text:p text:style-name="P34">Palette offset – counted from the end of this header (+64 bytes from file start). </text:p>
      <text:p text:style-name="P34">Width – image width in pixels</text:p>
      <text:p text:style-name="P34">Height – image height in pixels</text:p>
      <text:p text:style-name="P34">Other fields are not identified.</text:p>
      <text:p text:style-name="P30">This game image format has indexed colors in the palette and color indexes in the bitmap field. In general case palette size is 256 entries of 4 bytes each. Color model is RGBX, where each component is encoded <text:s/>in 1 byte. I'm not quite sure about the X component, it seems to be something like alpha-channel: '0x00' value means invisibility, '0x80' preserves the original RGB color, the other cases are not quite clear. </text:p>
      <text:p text:style-name="P30"/>
      <text:p text:style-name="P31">How to decode</text:p>
      <text:p text:style-name="Code"><text:tab/>Read TIM2 header, verify</text:p>
      <text:p text:style-name="Code"><text:tab/>(W, H, PAL_OFF, PAL_SIZE) = Read metadata (60 bytes)</text:p>
      <text:p text:style-name="Code"><text:tab/>INDEX_MAP[] = Read (PAL_OFF – 0x40) bytes</text:p>
      <text:p text:style-name="Code"><text:span text:style-name="T1"><text:tab/>PALETTE[] = Read (PAL_SIZE) bytes</text:span></text:p>
      <text:p text:style-name="P36"><text:span text:style-name="T1">For i = 0 to (W * H) step 1</text:span></text:p>
      <text:p text:style-name="P37"><text:span text:style-name="T1">BITMAP[i][R, G, B, X] = PALETTE[ INDEX_MAP[i] ]</text:span></text:p>
      <text:p text:style-name="P36">End For</text:p>
      <text:p text:style-name="P36"><text:span text:style-name="T1">IMAGE(W, H) = </text:span>BITMAP[]</text:p>
      <text:p text:style-name="P5">!!! Warning:</text:p>
      <text:p text:style-name="Standard">There are 2 <text:span text:style-name="T1">strange</text:span> image files with <text:span text:style-name="T1">((W * H) </text:span>&gt; (PAL_OFF – 0x40)<text:span text:style-name="T1">). So, it's safer to read bitmap as (PAL_OFF – 0x40) bytes instead of reading (W * H) bytes.</text:span></text:p>
      <text:p text:style-name="P35"><text:tab/></text:p>
      <text:h text:style-name="Heading_20_1" text:outline-level="1">Development section</text:h>
      <text:p text:style-name="P6">To be sure that game data is constructed correctly after file modification we need to save not only essential file data, but also a structure of original files. The chosen way is to create an XML data structure representation. This method makes data modification and visualization simple with no special tools required.</text:p>
      <text:p text:style-name="P6"/>
      <text:h text:style-name="P39" text:outline-level="2">File formats</text:h>
      <text:p text:style-name="Text_20_body"><text:span text:style-name="T1">It seems that metadata saving is required for ARC and SCF files. Other file types can be processed directly.</text:span></text:p>
      <text:h text:style-name="Heading_20_3" text:outline-level="3">ARC XML representation</text:h>
      <text:p text:style-name="Text_20_body">// <text:span text:style-name="T1">TODO</text:span></text:p>
      <text:p text:style-name="Text_20_body"><text:span text:style-name="T1"/></text:p>
      <text:h text:style-name="Heading_20_3" text:outline-level="3"><text:soft-page-break/><text:span text:style-name="T1">SCF XML representation</text:span></text:h>
      <text:p text:style-name="Text_20_body"><text:span text:style-name="T1">// TODO</text:span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h text:style-name="Heading_20_1" text:outline-level="1"><text:span text:style-name="T1">Translation section</text:span></text:h>
      <text:p text:style-name="Text_20_body"><text:span text:style-name="T1">// 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Text_20_body" style:class="text">
      <style:text-properties style:font-name="Courier New1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2T23:43:37.87</meta:creation-date>
    <dc:date>2011-10-09T01:04:32.15</dc:date>
    <meta:editing-duration>P6DT1H4M15S</meta:editing-duration>
    <meta:editing-cycles>37</meta:editing-cycles>
    <meta:generator>OpenOffice.org/3.3$Win32 OpenOffice.org_project/330m20$Build-9567</meta:generator>
    <meta:document-statistic meta:table-count="2" meta:image-count="0" meta:object-count="0" meta:page-count="8" meta:paragraph-count="229" meta:word-count="1655" meta:character-count="9287"/>
  </office:meta>
</office:document-meta>
</file>